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erenika" svg:font-family="Berenika" style:font-family-generic="roman"/>
    <style:font-face style:name="DejaVu Sans" svg:font-family="'DejaVu Sans'" style:font-family-generic="roman"/>
    <style:font-face style:name="Garamond1" svg:font-family="Garamond" style:font-family-generic="roman"/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.106cm" fo:margin-bottom="0.106cm" loext:contextual-spacing="false"/>
      <style:text-properties style:font-name="Linux Libertine O" fo:font-size="14pt" officeooo:paragraph-rsid="0018291f" style:font-size-asian="14pt" style:font-size-complex="14pt"/>
    </style:style>
    <style:style style:name="P2" style:family="paragraph" style:parent-style-name="Standard">
      <style:paragraph-properties fo:margin-top="0.106cm" fo:margin-bottom="0.106cm" loext:contextual-spacing="false" style:line-height-at-least="0.353cm" text:number-lines="true" text:line-number="0"/>
      <style:text-properties fo:font-variant="normal" fo:text-transform="none" style:use-window-font-color="true" style:text-line-through-style="none" style:text-line-through-type="none" style:text-position="0% 100%" style:font-name="Linux Libertine O" fo:font-size="14pt" fo:letter-spacing="normal" fo:language="en" fo:country="AU" fo:font-style="normal" style:text-underline-style="none" fo:font-weight="normal" officeooo:paragraph-rsid="0018291f" style:letter-kerning="true" fo:background-color="transparent" style:font-name-asian="Berenika" style:font-size-asian="14pt" style:language-asian="zh" style:country-asian="CN" style:font-style-asian="normal" style:font-weight-asian="normal" style:font-name-complex="Berenika" style:font-size-complex="14pt" style:language-complex="hi" style:country-complex="IN" style:font-style-complex="normal" style:font-weight-complex="normal" style:text-scale="100%" text:display="true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4pt" officeooo:paragraph-rsid="001dce47" style:font-size-asian="14pt" style:font-name-complex="Garamond" style:font-size-complex="14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4pt" officeooo:paragraph-rsid="001ebd30" style:font-size-asian="14pt" style:font-name-complex="Garamond" style:font-size-complex="14pt"/>
    </style:style>
    <style:style style:name="P5" style:family="paragraph" style:parent-style-name="Standard" style:list-style-name="L2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4pt" officeooo:paragraph-rsid="001ebd30" style:font-size-asian="14pt" style:font-name-complex="Garamond" style:font-size-complex="14pt"/>
    </style:style>
    <style:style style:name="P6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Garamond" fo:font-size="10pt" officeooo:paragraph-rsid="001e2661" style:font-size-asian="10pt" style:font-name-complex="Garamond" style:font-size-complex="14pt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fo:font-size="22pt" fo:letter-spacing="normal" fo:language="en" fo:country="AU" fo:font-style="normal" style:text-underline-style="none" fo:font-weight="normal" style:letter-kerning="true" fo:background-color="transparent" loext:char-shading-value="0" style:font-name-asian="DejaVu Sans" style:font-size-asian="22pt" style:language-asian="zh" style:country-asian="CN" style:font-style-asian="normal" style:font-weight-asian="normal" style:font-name-complex="Garamond1" style:font-size-complex="22pt" style:language-complex="hi" style:country-complex="IN" style:font-style-complex="normal" style:font-weight-complex="normal" style:text-scale="100%" text:display="true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fo:font-size="22pt" fo:letter-spacing="normal" fo:language="en" fo:country="AU" fo:font-style="normal" style:text-underline-style="none" fo:font-weight="normal" officeooo:rsid="001dce47" style:letter-kerning="true" fo:background-color="transparent" loext:char-shading-value="0" style:font-name-asian="DejaVu Sans" style:font-size-asian="22pt" style:language-asian="zh" style:country-asian="CN" style:font-style-asian="normal" style:font-weight-asian="normal" style:font-name-complex="Garamond1" style:font-size-complex="22pt" style:language-complex="hi" style:country-complex="IN" style:font-style-complex="normal" style:font-weight-complex="normal" style:text-scale="100%" text:display="true"/>
    </style:style>
    <style:style style:name="T3" style:family="text">
      <style:text-properties fo:font-size="22pt" style:font-size-asian="22pt" style:font-name-complex="Garamond1" style:font-size-complex="22pt"/>
    </style:style>
    <style:style style:name="T4" style:family="text">
      <style:text-properties fo:font-size="22pt" officeooo:rsid="001dce47" style:font-size-asian="22pt" style:font-name-complex="Garamond1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e266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e6eee" style:font-style-asian="italic" style:font-weight-asian="bold" style:font-style-complex="italic" style:font-weight-complex="bold"/>
    </style:style>
    <style:style style:name="T9" style:family="text">
      <style:text-properties style:font-name="JARDOTTY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</text:p>
      <text:p text:style-name="P1"><text:span text:style-name="T3">Chapter X</text:span><text:span text:style-name="T4">LI</text:span><text:span text:style-name="T1"> – </text:span><text:span text:style-name="T2">Prayer</text:span></text:p>
      <text:p text:style-name="P3">1. God is our <text:s/>_ _ _ _ _ _ _ , <text:s/>_ _ _ _ _ _ _ <text:s/>and <text:s/>_ _ _ _ _ _ _ ; hence we owe Him a debt of adoration, <text:s/>_ _ _ _ _ _ _ , <text:s/>_ _ _ _ _ _ _ <text:s/>and <text:s/>_ _ _ _ _ _ _ .</text:p>
      <text:p text:style-name="P3">2. In praying, we exercise the virtue of <text:s/>_ _ _ _ _ _ _ .</text:p>
      <text:p text:style-name="P3">3. In the Our Father, Christ gives us the right <text:s/>_ _ _ _ _ _ _ <text:s/>for prayer by addressing God as our Father.</text:p>
      <text:p text:style-name="P3">4. In it, God's <text:s/>_ _ _ _ _ _ _ <text:s/>comes first; then the <text:s/>_ _ _ _ _ _ _ <text:s/>and the <text:s/>_ _ _ _ _ _ _ <text:s/>means of promoting this.</text:p>
      <text:p text:style-name="P3">5. The Latin word for prayer means “spoken <text:s/>_ _ _ _ _ _ _ .”</text:p>
      <text:p text:style-name="P3">6. Scripture says: “Watch ye, praying <text:s/>_ _ _ _ _ _ _ .”</text:p>
      <text:p text:style-name="P3">7. St. Paul tells us to “Pray without <text:s/>_ _ _ _ _ _ _ ”; and to” Be <text:s/>_ _ _ _ _ _ _ <text:s/>in prayer.”</text:p>
      <text:p text:style-name="P3">8. Prayer is the raising of our <text:s/>_ _ _ _ _ _ _ <text:s/>and <text:s/>_ _ _ _ _ _ _ <text:s/>to <text:s/>_ _ _ _ _ _ _ .</text:p>
      <text:p text:style-name="P3">9. In it we seek to (<text:span text:style-name="T9">alter</text:span>) (<text:span text:style-name="T9">fulfil</text:span>) God's providence.</text:p>
      <text:p text:style-name="P3">10. Inasmuch as vocal prayer is a <text:s/>_ _ _ _ _ _ _ <text:s/>one, it is superior to <text:s/>_ _ _ _ _ _ _ <text:s/>prayer.</text:p>
      <text:p text:style-name="P3">11. We should get the habit of saying <text:s/>_ _ _ _ _ _ _ <text:s/>prayers during the day.</text:p>
      <text:p text:style-name="P3">12. Mental prayer is a heart-to-heart <text:s/>_ _ _ _ _ _ _ <text:s/>with God, whom we regard as our <text:s/>_ _ _ _ _ _ _ .</text:p>
      <text:p text:style-name="P3">13. We can rightly pray for whatever we can lawfully <text:s/>_ _ _ _ _ _ _ .</text:p>
      <text:p text:style-name="P3">14. We should pray with humility, <text:s/>_ _ _ _ _ _ _ , <text:s/>_ _ _ _ _ _ _ , <text:s/>_ _ _ _ _ _ _ <text:s/>and <text:s/>_ _ _ _ _ _ _ .</text:p>
      <text:p text:style-name="P3">15. Unwarranted voluntary distractions are <text:s/>_ _ _ _ _ _ _ <text:s/>sins.</text:p>
      <text:p text:style-name="P3">16. Involuntary distractions do away with our (<text:span text:style-name="T9">merit</text:span>) (<text:span text:style-name="T9">chance of getting what we ask for</text:span>) (<text:span text:style-name="T9">spiritual consolation</text:span>).</text:p>
      <text:p text:style-name="P3">17. To avoid distractions, we should <text:s/>_ _ _ _ _ _ _ , <text:s/>_ _ _ _ _ _ _ <text:s/>and <text:s/>_ _ _ _ _ _ _ .</text:p>
      <text:p text:style-name="P3">18. While praying, it is best for us to pay attention to (<text:span text:style-name="T9">the pronunciation of the words</text:span>) (<text:span text:style-name="T9">their meaning</text:span>) (<text:span text:style-name="T9">what we are asking for</text:span>) (<text:span text:style-name="T9">the person to whom we are speaking</text:span>).</text:p>
      <text:p text:style-name="P3">19. Prayers said with the proper dispositions for our own salvation till death are (<text:span text:style-name="T9">sometimes</text:span>) (<text:span text:style-name="T9">often</text:span>) (<text:span text:style-name="T9">infallibly</text:span>) answered.</text:p>
      <text:p text:style-name="P3">20. We can gain the salvation of another on the score of (<text:span text:style-name="T9">justice</text:span>) (<text:span text:style-name="T9">friendship</text:span>).</text:p>
      <text:p text:style-name="P3"><text:soft-page-break/>21. A sinner's plea for mercy is (<text:span text:style-name="T9">sometimes</text:span>) (<text:span text:style-name="T9">often</text:span>) (<text:span text:style-name="T9">always</text:span>) heard.</text:p>
      <text:p text:style-name="P3">22. A saint's power of intercession depends on <text:s/>_ _ _ _ _ _ _ <text:s/>and on <text:s/>_ _ _ _ _ _ _ .</text:p>
      <text:p text:style-name="P3">23. The Church says that Our Lady's power of intercession is <text:s/>_ _ _ _ _ _ _ .</text:p>
      <text:p text:style-name="P3">24. The rosary gives glory to God both by its <text:s/>_ _ _ _ _ _ _ <text:s/>and its <text:s/>_ _ _ _ _ _ _ .</text:p>
      <text:p text:style-name="P4">25. It sanctifies us in five ways, namely</text:p>
      <text:list xml:id="list6838230290098041439" text:style-name="L2">
        <text:list-item>
          <text:p text:style-name="P5">_ _ _ _ _ _ _ , <text:s/></text:p>
        </text:list-item>
        <text:list-item>
          <text:p text:style-name="P5">_ _ _ _ _ _ _ , <text:s/></text:p>
        </text:list-item>
        <text:list-item>
          <text:p text:style-name="P5">_ _ _ _ _ _ _ , </text:p>
        </text:list-item>
        <text:list-item>
          <text:p text:style-name="P5">_ _ _ _ _ _ _ , </text:p>
        </text:list-item>
        <text:list-item>
          <text:p text:style-name="P5">and <text:s/>_ _ _ _ _ _ _ .</text:p>
        </text:list-item>
      </text:list>
      <text:p text:style-name="P3"/>
      <text:p text:style-name="P3"/>
      <text:p text:style-name="P6">1. God is our (<text:span text:style-name="T7">Creator</text:span>), (<text:span text:style-name="T7">Conserver</text:span>) and (<text:span text:style-name="T7">Last End</text:span>); hence we owe Him a debt of adoration, (<text:span text:style-name="T7">thanksgiving</text:span>), (<text:span text:style-name="T7">reparation</text:span>) and (<text:span text:style-name="T7">petition</text:span>). 2. In praying, we exercise the virtue of (<text:span text:style-name="T7">religion</text:span>). 3. In the Our Father, Christ gives us the right (<text:span text:style-name="T7">atmosphere</text:span>) for prayer by addressing God as our Father. 4. In it, God's (<text:span text:style-name="T7">glory</text:span>) comes first; then the (<text:span text:style-name="T7">direct</text:span>) and the (<text:span text:style-name="T7">indirect</text:span>) means of promoting this. 5. The Latin word for prayer means “spoken (<text:span text:style-name="T7">reason</text:span>).” 6. Scripture says: “Watch ye, praying (<text:span text:style-name="T7">at all times</text:span>).” 7. St. Paul tells us to “Pray without (<text:span text:style-name="T7">ceasing</text:span>)”; and to” Be (<text:span text:style-name="T7">instant</text:span>) in prayer.” 8. Prayer is the raising of our (<text:span text:style-name="T7">intellect</text:span>) and (<text:span text:style-name="T7">will</text:span>) to (<text:span text:style-name="T7">God’s</text:span>). 9. In it we seek to (alter) (<text:span text:style-name="T6">fulfil</text:span>) God's providence. 10. Inasmuch as vocal prayer is a (<text:span text:style-name="T7">community</text:span>) one, it is superior to (<text:span text:style-name="T7">mental</text:span>) prayer. 11. We should get the habit of saying (<text:span text:style-name="T7">mental</text:span>) prayers during the day. 12. Mental prayer is a heart-to-heart (<text:span text:style-name="T7">talk</text:span>) with God, whom we regard as our (<text:span text:style-name="T7">friend</text:span>). 13. We can rightly pray for whatever we can lawfully (<text:span text:style-name="T7">desire</text:span>). 14. We should pray with humility, (<text:span text:style-name="T7">sincerity</text:span>), (<text:span text:style-name="T7">confidence</text:span>), (<text:span text:style-name="T7">perseverance</text:span>) and (<text:span text:style-name="T7">resignation</text:span>). 15. Unwarranted voluntary distractions are (<text:span text:style-name="T7">venial</text:span>) sins. 16. Involuntary distractions do away with our (merit) (chance of getting what we ask for) (<text:span text:style-name="T6">spiritual consolation</text:span>). 17. To avoid distractions, we should (<text:span text:style-name="T7">concentrate</text:span>), (<text:span text:style-name="T7">use imagination</text:span>) and (<text:span text:style-name="T7">recollect yourself</text:span>). 18. While praying, it is best for us to pay attention to (the pronunciation of the words) (their meaning) (what we are asking for) (<text:span text:style-name="T6">the person to whom we are speaking</text:span>). 19. Prayers said with the proper dispositions for our own salvation till death are (sometimes) (often) (<text:span text:style-name="T6">infallibly</text:span>) answered. 20. We can gain the salvation of another on the score of (justice) (<text:span text:style-name="T6">friendship</text:span>). 21. A sinner's plea for mercy is (sometimes) (often) (<text:span text:style-name="T6">always</text:span>) heard. 22. A saint's power of intercession depends on (<text:span text:style-name="T8">the degree of the beatific vision enjoyed by the saint</text:span>) and on (<text:span text:style-name="T8">his/her interest in us</text:span>). 23. The Church says that Our Lady's power of intercession is (<text:span text:style-name="T8">omnipotent</text:span>). 24. The rosary gives glory to God both by its (<text:span text:style-name="T8">mysteries</text:span>) and its (<text:span text:style-name="T8">prayers</text:span>). 25. It sanctifies us in five ways, namely (<text:span text:style-name="T8">imitate Jesus and Mary</text:span>), (<text:span text:style-name="T8">obtain grace</text:span>), (<text:span text:style-name="T8">grow in Faith, Hope and Love</text:span>), (<text:span text:style-name="T8">grow in moral virtues</text:span>), and (<text:span text:style-name="T8">teaches prayer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erenika" svg:font-family="Berenika" style:font-family-generic="roman"/>
    <style:font-face style:name="DejaVu Sans" svg:font-family="'DejaVu Sans'" style:font-family-generic="roman"/>
    <style:font-face style:name="Garamond1" svg:font-family="Garamond" style:font-family-generic="roman"/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9:35:48.703232889</meta:creation-date>
    <dc:date>2016-08-16T12:55:23.969427553</dc:date>
    <meta:editing-duration>PT40M10S</meta:editing-duration>
    <meta:editing-cycles>7</meta:editing-cycles>
    <meta:generator>LibreOffice/5.1.3.2$Linux_X86_64 LibreOffice_project/10m0$Build-2</meta:generator>
    <meta:print-date>2016-08-08T09:51:25.371825657</meta:print-date>
    <meta:document-statistic meta:table-count="0" meta:image-count="0" meta:object-count="0" meta:page-count="3" meta:paragraph-count="33" meta:word-count="1001" meta:character-count="4628" meta:non-whitespace-character-count="3602"/>
  </office:meta>
</office:document-meta>
</file>